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f5a0a" officeooo:paragraph-rsid="001f5a0a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1f5a0a" officeooo:paragraph-rsid="001f5a0a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weight="bold" officeooo:rsid="001f5a0a" officeooo:paragraph-rsid="001f5a0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Worley</text:p>
      <text:p text:style-name="P1">CEG-3110-01</text:p>
      <text:p text:style-name="P2">Testing Results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</meta:initial-creator>
    <meta:creation-date>2015-09-07T19:08:02.531045730</meta:creation-date>
    <dc:date>2015-09-07T19:09:08.227902290</dc:date>
    <dc:creator>Brett </dc:creator>
    <meta:editing-duration>PT1M5S</meta:editing-duration>
    <meta:editing-cycles>1</meta:editing-cycles>
    <meta:document-statistic meta:table-count="0" meta:image-count="0" meta:object-count="0" meta:page-count="1" meta:paragraph-count="3" meta:word-count="5" meta:character-count="38" meta:non-whitespace-character-count="36"/>
    <meta:generator>LibreOffice/4.3.3.2$Linux_X86_64 LibreOffice_project/430m0$Build-2</meta:generator>
  </office:meta>
</office:document-meta>
</file>